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 style:data-style-name="N100">
      <style:table-cell-properties fo:border="0.06pt solid #999999"/>
    </style:style>
  </office:automatic-styles>
  <office:body>
    <office:spreadsheet>
      <table:table table:name="S&amp;P 500 Information Technolog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>
            <text:p>Ticker</text:p>
          </table:table-cell>
          <table:table-cell table:style-name="ce1" office:value-type="string">
            <text:p>Company Name</text:p>
          </table:table-cell>
          <table:table-cell table:style-name="ce1" office:value-type="string">
            <text:p>Sector</text:p>
          </table:table-cell>
          <table:table-cell table:style-name="ce1" office:value-type="string">
            <text:p>Industry</text:p>
          </table:table-cell>
          <table:table-cell table:style-name="ce1" office:value-type="string">
            <text:p>Location</text:p>
          </table:table-cell>
          <table:table-cell table:number-columns-repeated="1018"/>
        </table:table-row>
        <table:table-row table:style-name="ro2">
          <table:table-cell office:value-type="string">
            <text:p>ADBE</text:p>
          </table:table-cell>
          <table:table-cell office:value-type="string">
            <text:p>Adobe Systems Inc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ADSK</text:p>
          </table:table-cell>
          <table:table-cell office:value-type="string">
            <text:p>Autodesk Inc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San Rafael, California</text:p>
          </table:table-cell>
          <table:table-cell table:number-columns-repeated="1018"/>
        </table:table-row>
        <table:table-row table:style-name="ro1">
          <table:table-cell office:value-type="string">
            <text:p>EA</text:p>
          </table:table-cell>
          <table:table-cell office:value-type="string">
            <text:p>Electronic Arts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Redwood City, California</text:p>
          </table:table-cell>
          <table:table-cell table:number-columns-repeated="1018"/>
        </table:table-row>
        <table:table-row table:style-name="ro1">
          <table:table-cell office:value-type="string">
            <text:p>ORCL</text:p>
          </table:table-cell>
          <table:table-cell office:value-type="string">
            <text:p>Oracle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Redwood Shores, California</text:p>
          </table:table-cell>
          <table:table-cell table:number-columns-repeated="1018"/>
        </table:table-row>
        <table:table-row table:style-name="ro2">
          <table:table-cell office:value-type="string">
            <text:p>SYMC</text:p>
          </table:table-cell>
          <table:table-cell office:value-type="string">
            <text:p>Symantec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2">
          <table:table-cell office:value-type="string">
            <text:p>TDC</text:p>
          </table:table-cell>
          <table:table-cell office:value-type="string">
            <text:p>Teradata Corp.</text:p>
          </table:table-cell>
          <table:table-cell office:value-type="string">
            <text:p>Information Technology</text:p>
          </table:table-cell>
          <table:table-cell office:value-type="string">
            <text:p>Application Software</text:p>
          </table:table-cell>
          <table:table-cell office:value-type="string">
            <text:p>Miamisburg, Ohio</text:p>
          </table:table-cell>
          <table:table-cell table:number-columns-repeated="1018"/>
        </table:table-row>
        <table:table-row table:style-name="ro1">
          <table:table-cell office:value-type="string">
            <text:p>AAPL</text:p>
          </table:table-cell>
          <table:table-cell office:value-type="string">
            <text:p>Apple Inc.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Cupertino, California</text:p>
          </table:table-cell>
          <table:table-cell table:number-columns-repeated="1018"/>
        </table:table-row>
        <table:table-row table:style-name="ro1">
          <table:table-cell office:value-type="string">
            <text:p>DELL</text:p>
          </table:table-cell>
          <table:table-cell office:value-type="string">
            <text:p>Dell Inc.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Round Rock, Texas</text:p>
          </table:table-cell>
          <table:table-cell table:number-columns-repeated="1018"/>
        </table:table-row>
        <table:table-row table:style-name="ro1">
          <table:table-cell office:value-type="string">
            <text:p>HPQ</text:p>
          </table:table-cell>
          <table:table-cell office:value-type="string">
            <text:p>Hewlett-Packard</text:p>
          </table:table-cell>
          <table:table-cell office:value-type="string">
            <text:p>Information Technology</text:p>
          </table:table-cell>
          <table:table-cell office:value-type="string">
            <text:p>Computer Hardware</text:p>
          </table:table-cell>
          <table:table-cell office:value-type="string">
            <text:p>Palo Alto, California</text:p>
          </table:table-cell>
          <table:table-cell table:number-columns-repeated="1018"/>
        </table:table-row>
        <table:table-row table:style-name="ro2">
          <table:table-cell office:value-type="string">
            <text:p>SNDK</text:p>
          </table:table-cell>
          <table:table-cell office:value-type="string">
            <text:p>SanDisk Corporation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>
          <table:table-cell office:value-type="string">
            <text:p>STX</text:p>
          </table:table-cell>
          <table:table-cell office:value-type="string">
            <text:p>Seagate Technology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Dublin, Ireland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WDC</text:p>
          </table:table-cell>
          <table:table-cell office:value-type="string">
            <text:p>Western Digital</text:p>
          </table:table-cell>
          <table:table-cell office:value-type="string">
            <text:p>Information Technology</text:p>
          </table:table-cell>
          <table:table-cell office:value-type="string">
            <text:p>Computer Storage &amp; Peripherals</text:p>
          </table:table-cell>
          <table:table-cell office:value-type="string">
            <text:p>Irvine, California</text:p>
          </table:table-cell>
          <table:table-cell table:number-columns-repeated="1018"/>
        </table:table-row>
        <table:table-row table:style-name="ro2">
          <table:table-cell office:value-type="string">
            <text:p>MOLX</text:p>
          </table:table-cell>
          <table:table-cell office:value-type="string">
            <text:p>Molex Inc.</text:p>
          </table:table-cell>
          <table:table-cell office:value-type="string">
            <text:p>Information Technology</text:p>
          </table:table-cell>
          <table:table-cell office:value-type="string">
            <text:p>Electronic Equipment &amp; Instruments</text:p>
          </table:table-cell>
          <table:table-cell office:value-type="string">
            <text:p>Lisle, Illinois</text:p>
          </table:table-cell>
          <table:table-cell table:number-columns-repeated="1018"/>
        </table:table-row>
        <table:table-row table:style-name="ro2">
          <table:table-cell office:value-type="string">
            <text:p>TEL</text:p>
          </table:table-cell>
          <table:table-cell office:value-type="string">
            <text:p>TE Connectivity Ltd.</text:p>
          </table:table-cell>
          <table:table-cell office:value-type="string">
            <text:p>Information Technology</text:p>
          </table:table-cell>
          <table:table-cell office:value-type="string">
            <text:p>Electronic Equipment &amp; Instruments</text:p>
          </table:table-cell>
          <table:table-cell office:value-type="string">
            <text:p>Schaffhausen, Switzerland</text:p>
          </table:table-cell>
          <table:table-cell table:number-columns-repeated="1018"/>
        </table:table-row>
        <table:table-row table:style-name="ro2">
          <table:table-cell office:value-type="string">
            <text:p>AKAM</text:p>
          </table:table-cell>
          <table:table-cell office:value-type="string">
            <text:p>Akamai Technologies Inc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Cambridge, Massachusetts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office:value-type="string">
            <text:p>Automatic Data Processing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Roseland, New Jersey</text:p>
          </table:table-cell>
          <table:table-cell table:number-columns-repeated="1018"/>
        </table:table-row>
        <table:table-row table:style-name="ro2">
          <table:table-cell office:value-type="string">
            <text:p>CTXS</text:p>
          </table:table-cell>
          <table:table-cell office:value-type="string">
            <text:p>Citrix System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Fort Lauderdale, Florida</text:p>
          </table:table-cell>
          <table:table-cell table:number-columns-repeated="1018"/>
        </table:table-row>
        <table:table-row table:style-name="ro1">
          <table:table-cell office:value-type="string">
            <text:p>EBAY</text:p>
          </table:table-cell>
          <table:table-cell office:value-type="string">
            <text:p>eBay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1">
          <table:table-cell office:value-type="string">
            <text:p>FIS</text:p>
          </table:table-cell>
          <table:table-cell office:value-type="string">
            <text:p>Fidelity National Information Service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Jacksonville, Florida</text:p>
          </table:table-cell>
          <table:table-cell table:number-columns-repeated="1018"/>
        </table:table-row>
        <table:table-row table:style-name="ro2">
          <table:table-cell office:value-type="string">
            <text:p>FISV</text:p>
          </table:table-cell>
          <table:table-cell office:value-type="string">
            <text:p>Fiserv Inc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Brookfield, Wisconsin</text:p>
          </table:table-cell>
          <table:table-cell table:number-columns-repeated="1018"/>
        </table:table-row>
        <table:table-row table:style-name="ro1">
          <table:table-cell office:value-type="string">
            <text:p>GOOG</text:p>
          </table:table-cell>
          <table:table-cell office:value-type="string">
            <text:p>Google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1">
          <table:table-cell office:value-type="string">
            <text:p>INTU</text:p>
          </table:table-cell>
          <table:table-cell office:value-type="string">
            <text:p>Intuit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Mountain View, California</text:p>
          </table:table-cell>
          <table:table-cell table:number-columns-repeated="1018"/>
        </table:table-row>
        <table:table-row table:style-name="ro2">
          <table:table-cell office:value-type="string">
            <text:p>MA</text:p>
          </table:table-cell>
          <table:table-cell office:value-type="string">
            <text:p>Mastercard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Harrison, New York</text:p>
          </table:table-cell>
          <table:table-cell table:number-columns-repeated="1018"/>
        </table:table-row>
        <table:table-row table:style-name="ro2">
          <table:table-cell office:value-type="string">
            <text:p>NTAP</text:p>
          </table:table-cell>
          <table:table-cell office:value-type="string">
            <text:p>NetApp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NFLX</text:p>
          </table:table-cell>
          <table:table-cell office:value-type="string">
            <text:p>NetFlix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Los Gatos, California</text:p>
          </table:table-cell>
          <table:table-cell table:number-columns-repeated="1018"/>
        </table:table-row>
        <table:table-row table:style-name="ro2">
          <table:table-cell office:value-type="string">
            <text:p>PAYX</text:p>
          </table:table-cell>
          <table:table-cell office:value-type="string">
            <text:p>Paychex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Penfield, New York</text:p>
          </table:table-cell>
          <table:table-cell table:number-columns-repeated="1018"/>
        </table:table-row>
        <table:table-row table:style-name="ro2">
          <table:table-cell office:value-type="string">
            <text:p>CRM</text:p>
          </table:table-cell>
          <table:table-cell office:value-type="string">
            <text:p>Salesforce.com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Francisco, California</text:p>
          </table:table-cell>
          <table:table-cell table:number-columns-repeated="1018"/>
        </table:table-row>
        <table:table-row table:style-name="ro1">
          <table:table-cell office:value-type="string">
            <text:p>TSS</text:p>
          </table:table-cell>
          <table:table-cell office:value-type="string">
            <text:p>Total System Services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Columbus, Georgia</text:p>
          </table:table-cell>
          <table:table-cell table:number-columns-repeated="1018"/>
        </table:table-row>
        <table:table-row table:style-name="ro2">
          <table:table-cell office:value-type="string">
            <text:p>VRSN</text:p>
          </table:table-cell>
          <table:table-cell office:value-type="string">
            <text:p>Verisign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Dulles, Virginia</text:p>
          </table:table-cell>
          <table:table-cell table:number-columns-repeated="1018"/>
        </table:table-row>
        <table:table-row table:style-name="ro1">
          <table:table-cell office:value-type="string">
            <text:p>V</text:p>
          </table:table-cell>
          <table:table-cell office:value-type="string">
            <text:p>Visa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an Francisco, California</text:p>
          </table:table-cell>
          <table:table-cell table:number-columns-repeated="1018"/>
        </table:table-row>
        <table:table-row table:style-name="ro1">
          <table:table-cell office:value-type="string">
            <text:p>WU</text:p>
          </table:table-cell>
          <table:table-cell office:value-type="string">
            <text:p>Western Union Co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Englewood, Colorado</text:p>
          </table:table-cell>
          <table:table-cell table:number-columns-repeated="1018"/>
        </table:table-row>
        <table:table-row table:style-name="ro1">
          <table:table-cell office:value-type="string">
            <text:p>YHOO</text:p>
          </table:table-cell>
          <table:table-cell office:value-type="string">
            <text:p>Yahoo Inc.</text:p>
          </table:table-cell>
          <table:table-cell office:value-type="string">
            <text:p>Information Technology</text:p>
          </table:table-cell>
          <table:table-cell office:value-type="string">
            <text:p>Internet Software &amp; Service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CN</text:p>
          </table:table-cell>
          <table:table-cell office:value-type="string">
            <text:p>Accenture plc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Dublin, Ireland</text:p>
          </table:table-cell>
          <table:table-cell table:number-columns-repeated="1018"/>
        </table:table-row>
        <table:table-row table:style-name="ro1">
          <table:table-cell office:value-type="string">
            <text:p>BMC</text:p>
          </table:table-cell>
          <table:table-cell office:value-type="string">
            <text:p>BMC Software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Houston, Texas</text:p>
          </table:table-cell>
          <table:table-cell table:number-columns-repeated="1018"/>
        </table:table-row>
        <table:table-row table:style-name="ro2">
          <table:table-cell office:value-type="string">
            <text:p>CTSH</text:p>
          </table:table-cell>
          <table:table-cell office:value-type="string">
            <text:p>Cognizant Technology Solutions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Teaneck, New Jersey</text:p>
          </table:table-cell>
          <table:table-cell table:number-columns-repeated="1018"/>
        </table:table-row>
        <table:table-row table:style-name="ro1">
          <table:table-cell office:value-type="string">
            <text:p>CSC</text:p>
          </table:table-cell>
          <table:table-cell office:value-type="string">
            <text:p>Computer Sciences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Falls Church, Virginia</text:p>
          </table:table-cell>
          <table:table-cell table:number-columns-repeated="1018"/>
        </table:table-row>
        <table:table-row table:style-name="ro2">
          <table:table-cell office:value-type="string">
            <text:p>EMC</text:p>
          </table:table-cell>
          <table:table-cell office:value-type="string">
            <text:p>EMC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Hopkinton, Massachusetts</text:p>
          </table:table-cell>
          <table:table-cell table:number-columns-repeated="1018"/>
        </table:table-row>
        <table:table-row table:style-name="ro1">
          <table:table-cell office:value-type="string">
            <text:p>IBM</text:p>
          </table:table-cell>
          <table:table-cell office:value-type="string">
            <text:p>International Bus. Machines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Armonk, New York</text:p>
          </table:table-cell>
          <table:table-cell table:number-columns-repeated="1018"/>
        </table:table-row>
        <table:table-row table:style-name="ro2">
          <table:table-cell office:value-type="string">
            <text:p>JBL</text:p>
          </table:table-cell>
          <table:table-cell office:value-type="string">
            <text:p>Jabil Circuit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St. Petersburg, Florida</text:p>
          </table:table-cell>
          <table:table-cell table:number-columns-repeated="1018"/>
        </table:table-row>
        <table:table-row table:style-name="ro1">
          <table:table-cell office:value-type="string">
            <text:p>XRX</text:p>
          </table:table-cell>
          <table:table-cell office:value-type="string">
            <text:p>Xerox Corp.</text:p>
          </table:table-cell>
          <table:table-cell office:value-type="string">
            <text:p>Information Technology</text:p>
          </table:table-cell>
          <table:table-cell office:value-type="string">
            <text:p>IT Consulting &amp; Services</text:p>
          </table:table-cell>
          <table:table-cell office:value-type="string">
            <text:p>Norwalk, Connecticut</text:p>
          </table:table-cell>
          <table:table-cell table:number-columns-repeated="1018"/>
        </table:table-row>
        <table:table-row table:style-name="ro1">
          <table:table-cell office:value-type="string">
            <text:p>CSCO</text:p>
          </table:table-cell>
          <table:table-cell office:value-type="string">
            <text:p>Cisco System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1">
          <table:table-cell office:value-type="string">
            <text:p>FFIV</text:p>
          </table:table-cell>
          <table:table-cell office:value-type="string">
            <text:p>F5 Network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eattle, Washington</text:p>
          </table:table-cell>
          <table:table-cell table:number-columns-repeated="1018"/>
        </table:table-row>
        <table:table-row table:style-name="ro1">
          <table:table-cell office:value-type="string">
            <text:p>JNPR</text:p>
          </table:table-cell>
          <table:table-cell office:value-type="string">
            <text:p>Juniper Networks</text:p>
          </table:table-cell>
          <table:table-cell office:value-type="string">
            <text:p>Information Technology</text:p>
          </table:table-cell>
          <table:table-cell office:value-type="string">
            <text:p>Networking Equipment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MAT</text:p>
          </table:table-cell>
          <table:table-cell office:value-type="string">
            <text:p>Applied Materials Inc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2">
          <table:table-cell office:value-type="string">
            <text:p>KLAC</text:p>
          </table:table-cell>
          <table:table-cell office:value-type="string">
            <text:p>KLA-Tencor Corp.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2">
          <table:table-cell office:value-type="string">
            <text:p>LRCX</text:p>
          </table:table-cell>
          <table:table-cell office:value-type="string">
            <text:p>Lam Research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Fremont, California</text:p>
          </table:table-cell>
          <table:table-cell table:number-columns-repeated="1018"/>
        </table:table-row>
        <table:table-row table:style-name="ro2">
          <table:table-cell office:value-type="string">
            <text:p>TER</text:p>
          </table:table-cell>
          <table:table-cell office:value-type="string">
            <text:p>Teradyne Inc.</text:p>
          </table:table-cell>
          <table:table-cell office:value-type="string">
            <text:p>Information Technology</text:p>
          </table:table-cell>
          <table:table-cell office:value-type="string">
            <text:p>Semiconductor Equipment</text:p>
          </table:table-cell>
          <table:table-cell office:value-type="string">
            <text:p>North Reading, Massachusetts</text:p>
          </table:table-cell>
          <table:table-cell table:number-columns-repeated="1018"/>
        </table:table-row>
        <table:table-row table:style-name="ro1">
          <table:table-cell office:value-type="string">
            <text:p>AMD</text:p>
          </table:table-cell>
          <table:table-cell office:value-type="string">
            <text:p>Advanced Micro Devices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unnyvale, California</text:p>
          </table:table-cell>
          <table:table-cell table:number-columns-repeated="1018"/>
        </table:table-row>
        <table:table-row table:style-name="ro2">
          <table:table-cell office:value-type="string">
            <text:p>ALTR</text:p>
          </table:table-cell>
          <table:table-cell office:value-type="string">
            <text:p>Altera Corp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ADI</text:p>
          </table:table-cell>
          <table:table-cell office:value-type="string">
            <text:p>Analog Devices, Inc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Norwood, Massachusetts</text:p>
          </table:table-cell>
          <table:table-cell table:number-columns-repeated="1018"/>
        </table:table-row>
        <table:table-row table:style-name="ro2">
          <table:table-cell office:value-type="string">
            <text:p>BRCM</text:p>
          </table:table-cell>
          <table:table-cell office:value-type="string">
            <text:p>Broadcom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Irvine, California</text:p>
          </table:table-cell>
          <table:table-cell table:number-columns-repeated="1018"/>
        </table:table-row>
        <table:table-row table:style-name="ro1">
          <table:table-cell office:value-type="string">
            <text:p>INTC</text:p>
          </table:table-cell>
          <table:table-cell office:value-type="string">
            <text:p>Intel Corp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2">
          <table:table-cell office:value-type="string">
            <text:p>LLTC</text:p>
          </table:table-cell>
          <table:table-cell office:value-type="string">
            <text:p>Linear Technology Corp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2">
          <table:table-cell office:value-type="string">
            <text:p>LSI</text:p>
          </table:table-cell>
          <table:table-cell office:value-type="string">
            <text:p>LSI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>
          <table:table-cell office:value-type="string">
            <text:p>MCHP</text:p>
          </table:table-cell>
          <table:table-cell office:value-type="string">
            <text:p>Microchip Technology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Chandler, Arizona</text:p>
          </table:table-cell>
          <table:table-cell table:number-columns-repeated="1018"/>
        </table:table-row>
        <table:table-row table:style-name="ro1">
          <table:table-cell office:value-type="string">
            <text:p>MU</text:p>
          </table:table-cell>
          <table:table-cell office:value-type="string">
            <text:p>Micron Technology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Boise, Idaho</text:p>
          </table:table-cell>
          <table:table-cell table:number-columns-repeated="1018"/>
        </table:table-row>
        <table:table-row table:style-name="ro2">
          <table:table-cell office:value-type="string">
            <text:p>NVDA</text:p>
          </table:table-cell>
          <table:table-cell office:value-type="string">
            <text:p>Nvidia Corporation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ta Clara, California</text:p>
          </table:table-cell>
          <table:table-cell table:number-columns-repeated="1018"/>
        </table:table-row>
        <table:table-row table:style-name="ro1">
          <table:table-cell office:value-type="string">
            <text:p>QCOM</text:p>
          </table:table-cell>
          <table:table-cell office:value-type="string">
            <text:p>QUALCOMM Inc.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Diego, California</text:p>
          </table:table-cell>
          <table:table-cell table:number-columns-repeated="1018"/>
        </table:table-row>
        <table:table-row table:style-name="ro1">
          <table:table-cell office:value-type="string">
            <text:p>TXN</text:p>
          </table:table-cell>
          <table:table-cell office:value-type="string">
            <text:p>Texas Instruments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Dallas, Texas</text:p>
          </table:table-cell>
          <table:table-cell table:number-columns-repeated="1018"/>
        </table:table-row>
        <table:table-row table:style-name="ro2">
          <table:table-cell office:value-type="string">
            <text:p>XLNX</text:p>
          </table:table-cell>
          <table:table-cell office:value-type="string">
            <text:p>Xilinx Inc</text:p>
          </table:table-cell>
          <table:table-cell office:value-type="string">
            <text:p>Information Technology</text:p>
          </table:table-cell>
          <table:table-cell office:value-type="string">
            <text:p>Semiconductors</text:p>
          </table:table-cell>
          <table:table-cell office:value-type="string">
            <text:p>San Jose, California</text:p>
          </table:table-cell>
          <table:table-cell table:number-columns-repeated="1018"/>
        </table:table-row>
        <table:table-row table:style-name="ro2">
          <table:table-cell office:value-type="string">
            <text:p>CA</text:p>
          </table:table-cell>
          <table:table-cell office:value-type="string">
            <text:p>CA, Inc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Islandia, New York</text:p>
          </table:table-cell>
          <table:table-cell table:number-columns-repeated="1018"/>
        </table:table-row>
        <table:table-row table:style-name="ro1">
          <table:table-cell office:value-type="string">
            <text:p>MSFT</text:p>
          </table:table-cell>
          <table:table-cell office:value-type="string">
            <text:p>Microsoft Corp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Redmond, Washington</text:p>
          </table:table-cell>
          <table:table-cell table:number-columns-repeated="1018"/>
        </table:table-row>
        <table:table-row table:style-name="ro2">
          <table:table-cell office:value-type="string">
            <text:p>RHT</text:p>
          </table:table-cell>
          <table:table-cell office:value-type="string">
            <text:p>Red Hat Inc.</text:p>
          </table:table-cell>
          <table:table-cell office:value-type="string">
            <text:p>Information Technology</text:p>
          </table:table-cell>
          <table:table-cell office:value-type="string">
            <text:p>Systems Software</text:p>
          </table:table-cell>
          <table:table-cell office:value-type="string">
            <text:p>Raleigh, North Carolina</text:p>
          </table:table-cell>
          <table:table-cell table:number-columns-repeated="1018"/>
        </table:table-row>
        <table:table-row table:style-name="ro1">
          <table:table-cell office:value-type="string">
            <text:p>HRS</text:p>
          </table:table-cell>
          <table:table-cell office:value-type="string">
            <text:p>Harris Corporation</text:p>
          </table:table-cell>
          <table:table-cell office:value-type="string">
            <text:p>Information Technology</text:p>
          </table:table-cell>
          <table:table-cell office:value-type="string">
            <text:p>Telecommunications Equipment</text:p>
          </table:table-cell>
          <table:table-cell office:value-type="string">
            <text:p>Melbourne, Florida</text:p>
          </table:table-cell>
          <table:table-cell table:number-columns-repeated="1018"/>
        </table:table-row>
        <table:table-row table:style-name="ro2">
          <table:table-cell office:value-type="string">
            <text:p>JDSU</text:p>
          </table:table-cell>
          <table:table-cell office:value-type="string">
            <text:p>JDS Uniphase Corp.</text:p>
          </table:table-cell>
          <table:table-cell office:value-type="string">
            <text:p>Information Technology</text:p>
          </table:table-cell>
          <table:table-cell office:value-type="string">
            <text:p>Telecommunications Equipment</text:p>
          </table:table-cell>
          <table:table-cell office:value-type="string">
            <text:p>Milpitas, California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3-05-18T19:04:31</meta:creation-date>
    <dc:date>2013-05-18T19:12:35</dc:date>
    <dc:creator>Stuart </dc:creator>
    <meta:editing-duration>P0D</meta:editing-duration>
    <meta:editing-cycles>1</meta:editing-cycles>
    <meta:document-statistic meta:table-count="3" meta:cell-count="330" meta:object-count="0"/>
    <meta:generator>LibreOffice/3.5$Linux_X86_64 LibreOffice_project/350m1$Build-2</meta:generator>
  </office:meta>
</office:document-meta>
</file>